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7.29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0.884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3838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fo:background-color="#ff3838" style:text-align-source="fix" style:repeat-content="false" fo:wrap-option="wrap" style:vertical-align="middle"/>
      <style:paragraph-properties fo:text-align="center" fo:margin-left="0cm"/>
      <style:text-properties fo:color="#e5e5e5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2.64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Terme identifié comme persNam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CED</text:p>
          </table:table-cell>
          <table:table-cell table:style-name="ce1" office:value-type="string" calcext:value-type="string">
            <text:p>Oxford DNB</text:p>
          </table:table-cell>
          <table:table-cell table:style-name="ce1" office:value-type="string" calcext:value-type="string">
            <text:p>key</text:p>
            <text:p>nom_prenom</text:p>
          </table:table-cell>
          <table:table-cell table:style-name="ce1" office:value-type="string" calcext:value-type="string">
            <text:p>Possibilité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John Abb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7874" calcext:value-type="float">
            <text:p>37874</text:p>
          </table:table-cell>
          <table:table-cell/>
          <table:table-cell office:value-type="string" calcext:value-type="string">
            <text:p>abbey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baker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string" calcext:value-type="string">
            <text:p>baker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iam Cock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9569" calcext:value-type="float">
            <text:p>39569</text:p>
          </table:table-cell>
          <table:table-cell/>
          <table:table-cell office:value-type="string" calcext:value-type="string">
            <text:p>cocke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tor cok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cockes_john</text:p>
          </table:table-cell>
          <table:table-cell office:value-type="string" calcext:value-type="string">
            <text:p>74866 Coke John //74867 Coke Willi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(ctor) cok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cockes_john</text:p>
          </table:table-cell>
          <table:table-cell office:value-type="string" calcext:value-type="string">
            <text:p>74866 Coke John //74867 Coke William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bert Colma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68334" calcext:value-type="float">
            <text:p>68334</text:p>
          </table:table-cell>
          <table:table-cell/>
          <table:table-cell office:value-type="string" calcext:value-type="string">
            <text:p>colman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 lord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doi.org/10.1093/ref:odnb/6615</text:p>
          </table:table-cell>
          <table:table-cell office:value-type="string" calcext:value-type="string">
            <text:p>cranmer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rbishop</text:p>
          </table:table-cell>
          <table:table-cell/>
          <table:table-cell office:value-type="string" calcext:value-type="string">
            <text:p>relig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doi.org/10.1093/ref:odnb/6615</text:p>
          </table:table-cell>
          <table:table-cell office:value-type="string" calcext:value-type="string">
            <text:p>cranmer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rd of wynchest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gardiner_steph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rdin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rdin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garden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garden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gardene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155" calcext:value-type="float">
            <text:p>90155</text:p>
          </table:table-cell>
          <table:table-cell/>
          <table:table-cell office:value-type="string" calcext:value-type="string">
            <text:p>hunt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iam hu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155" calcext:value-type="float">
            <text:p>90155</text:p>
          </table:table-cell>
          <table:table-cell/>
          <table:table-cell office:value-type="string" calcext:value-type="string">
            <text:p>hunt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r blan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39292" calcext:value-type="float">
            <text:p>39292</text:p>
          </table:table-cell>
          <table:table-cell/>
          <table:table-cell office:value-type="string" calcext:value-type="string">
            <office:annotation office:display="true" draw:style-name="gr1" draw:text-style-name="P2" svg:width="2.899cm" svg:height="12.841cm" svg:x="26.487cm" svg:y="6.566cm" draw:caption-point-x="-0.61cm" draw:caption-point-y="1.51cm">
              <dc:date>2022-06-03T00:00:00</dc:date>
              <text:p text:style-name="P1"><text:span text:style-name="T1">Bland celebrated by a further outrageous sermon on superstitious ceremonies on Palm sunday (18 Marsh)</text:span></text:p>
              <text:p text:style-name="P1"><text:span text:style-name="T1"/></text:p>
              <text:p text:style-name="P1"><text:span text:style-name="T1">https://books.google.fr/books?id=y4DD4mAYipUC&amp;pg=PA298&amp;lpg=PA298&amp;dq=Dr.+John+Willoughby+1540&amp;source=bl&amp;ots=jzjp3mgBFQ&amp;sig=ACfU3U2XTq31Zk9cepKrZGLw08NtfWa6QA&amp;hl=fr&amp;sa=X&amp;ved=2ahUKEwjxu_XgoJH4AhUH7xoKHYo3CQYQ6AF6BAghEAM#v=onepage&amp;q=Dr.%20John%20Willoughby%201540&amp;f=false</text:span></text:p>
            </office:annotation>
            <text:p>bland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vicar of Northga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ligious</text:p>
          </table:table-cell>
          <table:table-cell office:value-type="float" office:value="42441" calcext:value-type="float">
            <text:p>42441</text:p>
          </table:table-cell>
          <table:table-cell/>
          <table:table-cell office:value-type="string" calcext:value-type="string">
            <text:p>kempe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tor londo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london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7.921cm" draw:caption-point-x="-0.61cm" draw:caption-point-y="1.51cm">
              <dc:date>2022-06-23T00:00:00</dc:date>
              <text:p text:style-name="P1"><text:span text:style-name="T1">Of Canterbury Barber</text:span></text:p>
              <text:p text:style-name="P1"><text:span text:style-name="T1"/></text:p>
            </office:annotation>
            <text:p>Thomas makeblyth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y_man</text:p>
          </table:table-cell>
          <table:table-cell table:number-columns-repeated="2"/>
          <table:table-cell office:value-type="string" calcext:value-type="string">
            <text:p>makeblythe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moile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string" calcext:value-type="string">
            <text:p>moyle_thomas</text:p>
          </table:table-cell>
          <table:table-cell office:value-type="float" office:value="90512" calcext:value-type="float">
            <text:p>905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l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45336" calcext:value-type="float">
            <text:p>45336</text:p>
          </table:table-cell>
          <table:table-cell/>
          <table:table-cell office:value-type="string" calcext:value-type="string">
            <text:p>mylles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myll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5336" calcext:value-type="float">
            <text:p>45336</text:p>
          </table:table-cell>
          <table:table-cell/>
          <table:table-cell office:value-type="string" calcext:value-type="string">
            <text:p>mylles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9.727cm" draw:caption-point-x="-0.61cm" draw:caption-point-y="1.51cm">
              <dc:date>2022-06-23T00:00:00</dc:date>
              <text:p text:style-name="P1"><text:span text:style-name="T1">Prebendary</text:span></text:p>
              <text:p text:style-name="P1"><text:span text:style-name="T1"/></text:p>
            </office:annotation>
            <text:p>Parkhur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9009" calcext:value-type="float">
            <text:p>39009</text:p>
          </table:table-cell>
          <table:table-cell/>
          <table:table-cell office:value-type="string" calcext:value-type="string">
            <text:p>parkhurste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parkhurst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39009" calcext:value-type="float">
            <text:p>39009</text:p>
          </table:table-cell>
          <table:table-cell/>
          <table:table-cell office:value-type="string" calcext:value-type="string">
            <text:p>parkhurste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uf po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8959" calcext:value-type="float">
            <text:p>38959</text:p>
          </table:table-cell>
          <table:table-cell/>
          <table:table-cell office:value-type="string" calcext:value-type="string">
            <text:p>poste_ralph</text:p>
          </table:table-cell>
          <table:table-cell office:value-type="string" calcext:value-type="string">
            <text:p><text:a xlink:href="https://doi.org/10.1093/ref:odnb/9141" xlink:type="simple">https://doi.org/10.1093/ref:odnb/9141</text:a> Fane, Sir Ralp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r rydley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2208" calcext:value-type="float">
            <text:p>32208</text:p>
          </table:table-cell>
          <table:table-cell office:value-type="string" calcext:value-type="string">
            <text:p>https://doi.org/10.1093/ref:odnb/23629</text:p>
          </table:table-cell>
          <table:table-cell office:value-type="string" calcext:value-type="string">
            <text:p>ridley_lancelo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ncelot Ridley</text:p>
          </table:table-cell>
          <table:table-cell table:number-columns-repeated="2"/>
          <table:table-cell office:value-type="float" office:value="32208" calcext:value-type="float">
            <text:p>32208</text:p>
          </table:table-cell>
          <table:table-cell office:value-type="string" calcext:value-type="string">
            <text:p>https://doi.org/10.1093/ref:odnb/23629</text:p>
          </table:table-cell>
          <table:table-cell office:value-type="string" calcext:value-type="string">
            <text:p>ridley_lancelo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8355" calcext:value-type="float">
            <text:p>38355</text:p>
          </table:table-cell>
          <table:table-cell office:value-type="string" calcext:value-type="string">
            <text:p>https://doi.org/10.1093/ref:odnb/24855</text:p>
          </table:table-cell>
          <table:table-cell office:value-type="string" calcext:value-type="string">
            <text:p>scory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47085" calcext:value-type="float">
            <text:p>47085</text:p>
          </table:table-cell>
          <table:table-cell/>
          <table:table-cell office:value-type="string" calcext:value-type="string">
            <text:p>searl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serl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47085" calcext:value-type="float">
            <text:p>47085</text:p>
          </table:table-cell>
          <table:table-cell/>
          <table:table-cell office:value-type="string" calcext:value-type="string">
            <text:p>searl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serl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7085" calcext:value-type="float">
            <text:p>47085</text:p>
          </table:table-cell>
          <table:table-cell/>
          <table:table-cell office:value-type="string" calcext:value-type="string">
            <text:p>searl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eth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880" calcext:value-type="float">
            <text:p>90880</text:p>
          </table:table-cell>
          <table:table-cell/>
          <table:table-cell office:value-type="string" calcext:value-type="string">
            <text:p>shetheir_edm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mond Schether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90880" calcext:value-type="float">
            <text:p>90880</text:p>
          </table:table-cell>
          <table:table-cell/>
          <table:table-cell office:value-type="string" calcext:value-type="string">
            <text:p>shetheir_edm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Thwait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7559" calcext:value-type="float">
            <text:p>47559</text:p>
          </table:table-cell>
          <table:table-cell/>
          <table:table-cell office:value-type="string" calcext:value-type="string">
            <text:p>thwaytes_anthon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thwatt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7559" calcext:value-type="float">
            <text:p>47559</text:p>
          </table:table-cell>
          <table:table-cell/>
          <table:table-cell office:value-type="string" calcext:value-type="string">
            <text:p>thwaytes_anthon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rate of muche mongeha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office:value-type="float" office:value="45144" calcext:value-type="float">
            <text:p>45144</text:p>
          </table:table-cell>
          <table:table-cell/>
          <table:table-cell office:value-type="string" calcext:value-type="string">
            <text:p>white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16.049cm" draw:caption-point-x="-0.61cm" draw:caption-point-y="1.51cm">
              <dc:date>2022-06-23T00:00:00</dc:date>
              <text:p text:style-name="P1"><text:span text:style-name="T1">Vicar of Chilham cf p. 37</text:span></text:p>
              <text:p text:style-name="P1"><text:span text:style-name="T1"/></text:p>
            </office:annotation>
            <text:p>Dr Willough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r willi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r willi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llough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lli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chard Stokes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stokes_richard</text:p>
          </table:table-cell>
          <table:table-cell office:value-type="string" calcext:value-type="string">
            <text:p>38659 Stykney Richa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mes Pyrryn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pyrryn_james</text:p>
          </table:table-cell>
          <table:table-cell office:value-type="string" calcext:value-type="string">
            <text:p>38988 Pyers Jam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Coly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colyer_john</text:p>
          </table:table-cell>
          <table:table-cell office:value-type="string" calcext:value-type="string">
            <text:p>39600 Colyar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ffurn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ffurner_john</text:p>
          </table:table-cell>
          <table:table-cell office:value-type="string" calcext:value-type="string">
            <text:p>41121 Fuller,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Brewst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brewster_john</text:p>
          </table:table-cell>
          <table:table-cell office:value-type="string" calcext:value-type="string">
            <text:p>65452 Britte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an Marden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marden_joan</text:p>
          </table:table-cell>
          <table:table-cell office:value-type="string" calcext:value-type="string">
            <text:p>71947 Marde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lliam kemp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office:value-type="float" office:value="42441" calcext:value-type="float">
            <text:p>42441</text:p>
          </table:table-cell>
          <table:table-cell/>
          <table:table-cell table:style-name="ce5" office:value-type="string" calcext:value-type="string">
            <text:p>kempe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bert Newington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newington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lbert Bacheler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bacheler_gil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es Rolf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rolf_ja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 Thatcher seniour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 maske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. Brameston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. Isaac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Thoma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colas Raynoldes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raynoldes_nicol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omas Calcot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calcot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bert Burges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burg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iam Greneland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greneland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ndkirk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riack petit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petit_cyri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baker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. london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 anthony parson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style-name="ce5" office:value-type="string" calcext:value-type="string">
            <text:p>parson_antho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rdes gra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cranmer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ter baker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 coxston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Coxson, peticanon of christes church p.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r gilles (of barram)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itt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style-name="ce5" office:value-type="string" calcext:value-type="string">
            <text:p>petit_cyri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titt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style-name="ce5" office:value-type="string" calcext:value-type="string">
            <text:p>petit_cyriack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Joan barnes</text:p>
          </table:table-cell>
          <table:table-cell table:number-columns-repeated="4"/>
          <table:table-cell table:style-name="ce5" office:value-type="string" calcext:value-type="string">
            <text:p>barnes_jo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vicar of char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hn Seth.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 dry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89855" calcext:value-type="float">
            <text:p>89855</text:p>
          </table:table-cell>
          <table:table-cell/>
          <table:table-cell office:value-type="string" calcext:value-type="string">
            <text:p>dryland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urence manby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hampton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h Burdwast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seph Berverslay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. Transham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Hickeham Thomas 65689</text:p>
            <text:p>= Icham, Thomas 90165</text:p>
            <text:p>= Ickeham, Thomas 708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pellayne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pellinge John 786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8cm" svg:y="38.508cm" draw:caption-point-x="-0.609cm" draw:caption-point-y="1.511cm">
              <dc:date>2022-06-16T00:00:00</dc:date>
              <text:p text:style-name="P1"><text:span text:style-name="T1">Vicar of faversham</text:span></text:p>
              <text:p text:style-name="P1"><text:span text:style-name="T1"/></text:p>
            </office:annotation>
            <text:p>Clement Nort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39067" calcext:value-type="float">
            <text:p>39067</text:p>
          </table:table-cell>
          <table:table-cell/>
          <table:table-cell office:value-type="string" calcext:value-type="string">
            <text:p>norton_cle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8cm" svg:y="38.96cm" draw:caption-point-x="-0.609cm" draw:caption-point-y="1.51cm">
              <dc:date>2022-06-16T00:00:00</dc:date>
              <text:p text:style-name="P1"><text:span text:style-name="T1">Curate of davington</text:span></text:p>
              <text:p text:style-name="P1"><text:span text:style-name="T1"/></text:p>
            </office:annotation>
            <text:p>Tho. Deve.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40652" calcext:value-type="float">
            <text:p>40652</text:p>
          </table:table-cell>
          <table:table-cell/>
          <table:table-cell office:value-type="string" calcext:value-type="string">
            <text:p>deve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o. Okinfelde.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39106 Okingfolde, Willi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ynold Becke.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iam amoore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8cm" svg:y="40.766cm" draw:caption-point-x="-0.609cm" draw:caption-point-y="1.51cm">
              <dc:date>2022-06-16T00:00:00</dc:date>
              <text:p text:style-name="P1"><text:span text:style-name="T1">Chaplain of faversham</text:span></text:p>
              <text:p text:style-name="P1"><text:span text:style-name="T1"/></text:p>
            </office:annotation>
            <text:p>Ro. ffyn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41122" calcext:value-type="float">
            <text:p>41122</text:p>
          </table:table-cell>
          <table:table-cell/>
          <table:table-cell office:value-type="string" calcext:value-type="string">
            <text:p>fyn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ch. Sticknay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 vicar of ffevers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norton_clement</text:p>
          </table:table-cell>
          <table:table-cell office:value-type="string" calcext:value-type="string">
            <text:p>clement norton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parson of westbe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jasper hopkyns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42.573cm" draw:caption-point-x="-0.61cm" draw:caption-point-y="1.51cm">
              <dc:date>2022-06-23T00:00:00</dc:date>
              <text:p text:style-name="P1"><text:span text:style-name="T1">Chantry priest at tenterde</text:span></text:p>
              <text:p text:style-name="P1"><text:span text:style-name="T1"/></text:p>
            </office:annotation>
            <text:p>sir humfray cot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cotten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Commissar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christopher nevenson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43.476cm" draw:caption-point-x="-0.61cm" draw:caption-point-y="1.51cm">
              <dc:date>2022-06-23T00:00:00</dc:date>
              <text:p text:style-name="P1"><text:span text:style-name="T1">Of Rayname</text:span></text:p>
              <text:p text:style-name="P1"><text:span text:style-name="T1"/></text:p>
            </office:annotation>
            <text:p>Henry Laurence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43.927cm" draw:caption-point-x="-0.61cm" draw:caption-point-y="1.51cm">
              <dc:date>2022-06-23T00:00:00</dc:date>
              <text:p text:style-name="P1"><text:span text:style-name="T1">Surgeon</text:span></text:p>
              <text:p text:style-name="P1"><text:span text:style-name="T1"/></text:p>
            </office:annotation>
            <text:p>Baltimewe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ande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bland_john</text:p>
          </table:table-cell>
          <table:table-cell office:value-type="string" calcext:value-type="string">
            <text:p>John Blande cf : felipe table des matie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mas Gymlot alias Barbour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 vicar of Chillam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John Willoughby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46.123cm" draw:caption-point-x="-0.61cm" draw:caption-point-y="1.51cm">
              <dc:date>2022-06-23T00:00:00</dc:date>
              <text:p text:style-name="P1"><text:span text:style-name="T1">Curate of chalocke</text:span></text:p>
              <text:p text:style-name="P1"><text:span text:style-name="T1"/></text:p>
            </office:annotation>
            <text:p>Sir Lawre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car of tenterd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Peter Baker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son of Rip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William Man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ker of betrisden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christophe north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Thatcher the younger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car of Saint Paul in canterbu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John Clerke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49.222cm" draw:caption-point-x="-0.61cm" draw:caption-point-y="1.51cm">
              <dc:date>2022-06-23T00:00:00</dc:date>
              <text:p text:style-name="P1"><text:span text:style-name="T1">Gentilman</text:span></text:p>
              <text:p text:style-name="P1"><text:span text:style-name="T1"/></text:p>
            </office:annotation>
            <text:p>William Quilter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 parsonne of Milt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John Bing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parson of pluckle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William Lancaster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50.577cm" draw:caption-point-x="-0.61cm" draw:caption-point-y="1.51cm">
              <dc:date>2022-06-23T00:00:00</dc:date>
              <text:p text:style-name="P1"><text:span text:style-name="T1">Of Saint Elphyns</text:span></text:p>
              <text:p text:style-name="P1"><text:span text:style-name="T1"/></text:p>
            </office:annotation>
            <text:p>sir hunfray Chird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Humphrey Chirden cf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ncent Ingeam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r Thomas Curat of Sholden</text:p>
            <text:p>Thomas Sawi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omas Bleane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ward Dungleden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5.419cm" svg:y="53.225cm" draw:caption-point-x="-0.61cm" draw:caption-point-y="1.51cm">
              <dc:date>2022-06-23T00:00:00</dc:date>
              <text:p text:style-name="P1"><text:span text:style-name="T1">Vicar of boughton</text:span></text:p>
              <text:p text:style-name="P1"><text:span text:style-name="T1"/></text:p>
            </office:annotation>
            <text:p>Sir Edward Sponer vicar of Bought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sponer_edw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54.066cm" draw:caption-point-x="-0.61cm" draw:caption-point-y="1.51cm">
              <dc:date>2022-06-23T00:00:00</dc:date>
              <text:p text:style-name="P1"><text:span text:style-name="T1">Archdeacon of Canterbury</text:span></text:p>
              <text:p text:style-name="P1"><text:span text:style-name="T1"/></text:p>
            </office:annotation>
            <text:p>Archdiaconus Cantuariens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tilmewe Joye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Bartholomew Joy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Toftes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istofor Levenysh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55.872cm" draw:caption-point-x="-0.61cm" draw:caption-point-y="1.51cm">
              <dc:date>2022-06-23T00:00:00</dc:date>
              <text:p text:style-name="P1"><text:span text:style-name="T1">Of saint Mildredes parish</text:span></text:p>
              <text:p text:style-name="P1"><text:span text:style-name="T1"/></text:p>
            </office:annotation>
            <text:p>Johanna Meryweder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f the bel rynger of christes church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Rauf Post ?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son of Alyngton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phewe curate of Ly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ate of stodmers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nor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ir Richard Turner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r James Newname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rence brother to Mrs. Mores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s Mores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rate of Chartam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wne of Chaterham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mes Terrey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icar of Chilham named Doctour Willoughby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grave a bruckeleyer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Brok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63.801cm" draw:caption-point-x="-0.61cm" draw:caption-point-y="1.51cm">
              <dc:date>2022-06-23T00:00:00</dc:date>
              <text:p text:style-name="P1"><text:span text:style-name="T1">Vicar of lynne</text:span></text:p>
              <text:p text:style-name="P1"><text:span text:style-name="T1"/></text:p>
            </office:annotation>
            <text:p>Thomas Card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oanne Frenc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y_wo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ry Tillet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s Huget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 Pemyll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ffrey Bayle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 Toftes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chael Drumme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iam Lancast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parson of pluckley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67.865cm" draw:caption-point-x="-0.61cm" draw:caption-point-y="1.51cm">
              <dc:date>2022-06-23T00:00:00</dc:date>
              <text:p text:style-name="P1"><text:span text:style-name="T1">Of edgerton</text:span></text:p>
              <text:p text:style-name="P1"><text:span text:style-name="T1"/></text:p>
            </office:annotation>
            <text:p>Robert Newington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toftes the young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ay_woman</text:p>
          </table:table-cell>
          <table:table-cell table:number-columns-repeated="2"/>
          <table:table-cell office:value-type="string" calcext:value-type="string">
            <text:p>toftes_margaret_young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garet Toftes senio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ay_woman</text:p>
          </table:table-cell>
          <table:table-cell table:number-columns-repeated="2"/>
          <table:table-cell office:value-type="string" calcext:value-type="string">
            <text:p>toftes_margaret_seni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garet toftes the El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ay_woman</text:p>
          </table:table-cell>
          <table:table-cell table:number-columns-repeated="2"/>
          <table:table-cell office:value-type="string" calcext:value-type="string">
            <text:p>toftes_margaret_eld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s Starkey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Hasylden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mmond Bett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Humphrey Cotten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Cawby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Rich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Castelen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rge Wyborne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Chapman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Swane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 Strongwhen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74.638cm" draw:caption-point-x="-0.61cm" draw:caption-point-y="1.51cm">
              <dc:date>2022-06-23T00:00:00</dc:date>
              <text:p text:style-name="P1"><text:span text:style-name="T1">Parson of St Georges in canterbury</text:span></text:p>
              <text:p text:style-name="P1"><text:span text:style-name="T1"/></text:p>
            </office:annotation>
            <text:p>John Tofer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Starkey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Dalle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mair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76.444cm" draw:caption-point-x="-0.61cm" draw:caption-point-y="1.51cm">
              <dc:date>2022-06-23T00:00:00</dc:date>
              <text:p text:style-name="P1"><text:span text:style-name="T1">Serait Vicar of Stalisfield</text:span></text:p>
              <text:p text:style-name="P1"><text:span text:style-name="T1"/></text:p>
            </office:annotation>
            <text:p>Hugo David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ar of Stalisfiel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hugo david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77.348cm" draw:caption-point-x="-0.61cm" draw:caption-point-y="1.51cm">
              <dc:date>2022-06-23T00:00:00</dc:date>
              <text:p text:style-name="P1"><text:span text:style-name="T1">Of Leneham</text:span></text:p>
              <text:p text:style-name="P1"><text:span text:style-name="T1"/></text:p>
            </office:annotation>
            <text:p>John Parkehurst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Tofer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 Batterste of Canterbury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 Salter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Hymphrey Chirden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istopher Nevenvons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Write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tholomew Joy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rges Harde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mes Harde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nold Buckner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Benson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yce Benson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 Turner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Hugh Cooper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ibald of Faversham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John Fishcocke the younger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hony Ager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mon Casteleyn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86.359cm" draw:caption-point-x="-0.61cm" draw:caption-point-y="1.51cm">
              <dc:date>2022-06-23T00:00:00</dc:date>
              <text:p text:style-name="P1"><text:span text:style-name="T1">Vicar of Newington</text:span></text:p>
              <text:p text:style-name="P1"><text:span text:style-name="T1"/></text:p>
            </office:annotation>
            <text:p>Robert Howe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Vicar of st Mary of Sandwich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John Crofte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omas Holly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boucher</text:p>
          </table:table-cell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Boyden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istopher Levenysh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s Fitzwilliam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nou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turner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90.362cm" draw:caption-point-x="-0.61cm" draw:caption-point-y="1.51cm">
              <dc:date>2022-06-24T00:00:00</dc:date>
              <text:p text:style-name="P1"><text:span text:style-name="T1">Parson of wycheling</text:span></text:p>
              <text:p text:style-name="P1"><text:span text:style-name="T1"/></text:p>
            </office:annotation>
            <text:p>Thomas Dawby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Rauf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rauf post 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r Robert a stotte curate of davyngton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rges hardes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nold Bucker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office:value-type="string" calcext:value-type="string">
            <text:p>buckmer raynold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ana Bochi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y_woman</text:p>
          </table:table-cell>
          <table:table-cell table:number-columns-repeated="2"/>
          <table:table-cell office:value-type="string" calcext:value-type="string">
            <text:p>bochier_johan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le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>
            <text:p>Mr. harde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ylour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AMJ104857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hours/>
      <number:text>:</number:text>
      <number:minute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1:48:32.0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2:33:47.637000000</meta:creation-date>
    <dc:date>2022-07-08T11:53:46.037000000</dc:date>
    <meta:editing-duration>PT14H11M16S</meta:editing-duration>
    <meta:editing-cycles>16</meta:editing-cycles>
    <meta:generator>LibreOffice/7.3.2.2$Windows_X86_64 LibreOffice_project/49f2b1bff42cfccbd8f788c8dc32c1c309559be0</meta:generator>
    <meta:document-statistic meta:table-count="1" meta:cell-count="625" meta:object-count="0"/>
  </office:meta>
</office:document-meta>
</file>